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5" calcext:value-type="float">
            <text:p>785</text:p>
          </table:table-cell>
          <table:table-cell table:style-name="ce7" table:formula="of:=COUNTIF([.B7:.B999];&quot;X&quot;)" office:value-type="float" office:value="667" calcext:value-type="float">
            <text:p>66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2" calcext:value-type="float">
            <text:p>62</text:p>
          </table:table-cell>
          <table:table-cell table:style-name="ce7" table:formula="of:=COUNTIF([.E7:.E999];&quot;X&quot;)" office:value-type="float" office:value="0" calcext:value-type="float">
            <text:p>0</text:p>
          </table:table-cell>
          <table:table-cell table:style-name="ce7" table:formula="of:=COUNTIF([.F7:.F999];&quot;X&quot;)" office:value-type="float" office:value="90" calcext:value-type="float">
            <text:p>90</text:p>
          </table:table-cell>
          <table:table-cell table:style-name="ce25" table:formula="of:=SUM([.B2:.F2])" office:value-type="float" office:value="833" calcext:value-type="float">
            <text:p>8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6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5">00/00/0000</text:date>, <text:time style:data-style-name="N2" text:time-value="19:42:42.4408706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5T19:45:03.889011117</dc:date>
    <meta:editing-duration>PT22H13M58S</meta:editing-duration>
    <meta:editing-cycles>773</meta:editing-cycles>
    <meta:document-statistic meta:table-count="1" meta:cell-count="4721" meta:object-count="0"/>
  </office:meta>
</office:document-meta>
</file>